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objectwithoutfill">
      <style:graphic-properties svg:stroke-width="0.03cm" draw:marker-start-width="0.245cm" draw:marker-end-width="0.245cm" draw:fill="solid" draw:fill-color="#cccccc" draw:textarea-horizontal-align="center" draw:textarea-vertical-align="middle" fo:padding-top="0.14cm" fo:padding-bottom="0.14cm" fo:padding-left="0.265cm" fo:padding-right="0.265cm"/>
    </style:style>
    <style:style style:name="gr2" style:family="graphic" style:parent-style-name="objectwithoutfill">
      <style:graphic-properties svg:stroke-width="0.03cm" draw:marker-start-width="0.245cm" draw:marker-end-width="0.245cm" draw:fill="solid" draw:fill-color="#b3b3b3" draw:textarea-horizontal-align="center" draw:textarea-vertical-align="middle" fo:padding-top="0.14cm" fo:padding-bottom="0.14cm" fo:padding-left="0.265cm" fo:padding-right="0.265cm"/>
    </style:style>
    <style:style style:name="gr3" style:family="graphic" style:parent-style-name="objectwithoutfill">
      <style:graphic-properties svg:stroke-width="0.03cm" draw:marker-start-width="0.245cm" draw:marker-end-width="0.245cm" draw:fill="solid" draw:fill-color="#999999" draw:textarea-horizontal-align="center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svg:stroke-width="0.06cm" draw:marker-start-width="0.29cm" draw:marker-end="Arrow" draw:marker-end-width="0.39cm" draw:textarea-horizontal-align="center" draw:textarea-vertical-align="middle" fo:padding-top="0.155cm" fo:padding-bottom="0.155cm" fo:padding-left="0.28cm" fo:padding-right="0.28cm"/>
    </style:style>
    <style:style style:name="gr5" style:family="graphic" style:parent-style-name="objectwithoutfill">
      <style:graphic-properties draw:stroke="dash" draw:stroke-dash="Fine_20_Dashed" svg:stroke-width="0.03cm" draw:marker-start-width="0.245cm" draw:marker-end-width="0.245cm" draw:fill="none" draw:textarea-horizontal-align="center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office:forms form:automatic-focus="false" form:apply-design-mode="false"/>
        <draw:path draw:style-name="gr1" draw:text-style-name="P1" draw:layer="layout" svg:width="6.25cm" svg:height="3cm" svg:x="0.5cm" svg:y="0.5cm" svg:viewBox="0 0 6251 3001" svg:d="m0 2000c2500 0 3250-2000 6000-2000l250 1000c-2750 0-3500 2000-6000 2000z">
          <text:p/>
        </draw:path>
        <draw:path draw:style-name="gr2" draw:text-style-name="P1" draw:layer="layout" svg:width="9.5cm" svg:height="4.25cm" svg:x="0.75cm" svg:y="1.5cm" svg:viewBox="0 0 9501 4251" svg:d="m0 2000c2250 0 3250-2000 6000-2000l3500 2250c-2750 0-3500 2000-6000 2000z">
          <text:p/>
        </draw:path>
        <draw:path draw:style-name="gr3" draw:text-style-name="P1" draw:layer="layout" svg:width="6.25cm" svg:height="3cm" svg:x="4.25cm" svg:y="2.75cm" svg:viewBox="0 0 6251 3001" svg:d="m250 2000c2500 0 3250-2000 6000-2000l-250 1000c-2500 0-3500 2000-6000 2000z">
          <text:p/>
        </draw:path>
        <draw:line draw:style-name="gr4" draw:text-style-name="P1" draw:layer="layout" svg:x1="5.218cm" svg:y1="3.461cm" svg:x2="2.718cm" svg:y2="4.961cm">
          <text:p/>
        </draw:line>
        <draw:line draw:style-name="gr4" draw:text-style-name="P1" draw:layer="layout" svg:x1="5.218cm" svg:y1="3.461cm" svg:x2="4.5cm" svg:y2="0.75cm">
          <text:p/>
        </draw:line>
        <draw:line draw:style-name="gr4" draw:text-style-name="P1" draw:layer="layout" svg:x1="5.218cm" svg:y1="3.461cm" svg:x2="7.468cm" svg:y2="4.961cm">
          <text:p/>
        </draw:line>
        <draw:path draw:style-name="gr5" draw:text-style-name="P1" draw:layer="layout" svg:width="6cm" svg:height="2cm" svg:x="2.25cm" svg:y="2.5cm" svg:viewBox="0 0 6001 2001" svg:d="m0 2000c2500 0 3250-2000 6000-200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Tahoma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5cm" fo:margin-bottom="0.5cm" fo:margin-left="0.5cm" fo:margin-right="0.5cm" fo:page-width="11cm" fo:page-height="6.2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9011</meta:generator>
    <meta:initial-creator>Benjamin Gaillard</meta:initial-creator>
    <meta:creation-date>2006-05-18T08:54:07</meta:creation-date>
    <dc:creator>Benjamin Gaillard</dc:creator>
    <dc:date>2006-05-18T09:10:41</dc:date>
    <dc:language>fr-FR</dc:language>
    <meta:editing-cycles>2</meta:editing-cycles>
    <meta:editing-duration>PT16M35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